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6.2972in" svg:height="3.5394in" svg:x="0.9886in" svg:y="6.1654in">
            <draw:object draw:notify-on-update-of-ranges="'raw data'.A21:'raw data'.A31 'raw data'.B21:'raw data'.B31 'raw data'.A21:'raw data'.A31 'raw data'.F21:'raw data'.F31 'raw data'.A21:'raw data'.A31 'raw data'.C21:'raw data'.C31 'raw data'.A21:'raw data'.A31 'raw data'.D21:'raw data'.D31 'raw data'.A21:'raw data'.A31 'raw data'.E21:'raw data'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394in" svg:x="1.1547in" svg:y="10.4563in">
            <draw:object draw:notify-on-update-of-ranges="'raw data'.A21:'raw data'.A31 'raw data'.B21:'raw data'.B31 'raw data'.A21:'raw data'.A31 'raw data'.F21:'raw data'.F31 'raw data'.A21:'raw data'.A31 'raw data'.C21:'raw data'.C31 'raw data'.A21:'raw data'.A31 'raw data'.D21:'raw data'.D31 'raw data'.A21:'raw data'.A31 'raw data'.E21:'raw data'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9in" svg:height="3.5394in" svg:x="8.0417in" svg:y="2.2705in">
            <draw:object draw:notify-on-update-of-ranges="'raw data'.M39:'raw data'.M43 'raw data'.K39:'raw data'.K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u_n, Мгц</text:p>
          </table:table-cell>
          <table:table-cell office:value-type="float" office:value="1.057" calcext:value-type="float">
            <text:p>1.057</text:p>
          </table:table-cell>
          <table:table-cell office:value-type="float" office:value="2.065" calcext:value-type="float">
            <text:p>2.065</text:p>
          </table:table-cell>
          <table:table-cell office:value-type="float" office:value="3.052" calcext:value-type="float">
            <text:p>3.052</text:p>
          </table:table-cell>
          <table:table-cell office:value-type="float" office:value="5.02" calcext:value-type="float">
            <text:p>5.02</text:p>
          </table:table-cell>
          <table:table-cell office:value-type="float" office:value="6.56" calcext:value-type="float">
            <text:p>6.5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Y, <text:s/>мкм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00" calcext:value-type="float">
            <text:p>300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52" calcext:value-type="float">
            <text:p>352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10" calcext:value-type="float">
            <text:p>51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630" calcext:value-type="float">
            <text:p>63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50" calcext:value-type="float">
            <text:p>75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B6]-[.B$13]" office:value-type="float" office:value="-310" calcext:value-type="float">
            <text:p>-310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B7]-[.B$13]" office:value-type="float" office:value="-260" calcext:value-type="float">
            <text:p>-260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B8]-[.B$13]" office:value-type="float" office:value="-208" calcext:value-type="float">
            <text:p>-208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B9]-[.B$13]" office:value-type="float" office:value="-200" calcext:value-type="float">
            <text:p>-200</text:p>
          </table:table-cell>
          <table:table-cell table:number-columns-repeated="3"/>
          <table:table-cell table:formula="of:=[.F9]-[.F$13]" office:value-type="float" office:value="-110" calcext:value-type="float">
            <text:p>-110</text:p>
          </table:table-cell>
          <table:table-cell table:number-columns-repeated="9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B10]-[.B$13]" office:value-type="float" office:value="-170" calcext:value-type="float">
            <text:p>-170</text:p>
          </table:table-cell>
          <table:table-cell table:formula="of:=[.C10]-[.C$13]" office:value-type="float" office:value="-110" calcext:value-type="float">
            <text:p>-110</text:p>
          </table:table-cell>
          <table:table-cell/>
          <table:table-cell table:formula="of:=[.E10]-[.E$13]" office:value-type="float" office:value="-70" calcext:value-type="float">
            <text:p>-70</text:p>
          </table:table-cell>
          <table:table-cell table:formula="of:=[.F10]-[.F$13]" office:value-type="float" office:value="-90" calcext:value-type="float">
            <text:p>-90</text:p>
          </table:table-cell>
          <table:table-cell table:number-columns-repeated="9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B11]-[.B$13]" office:value-type="float" office:value="-110" calcext:value-type="float">
            <text:p>-110</text:p>
          </table:table-cell>
          <table:table-cell table:formula="of:=[.C11]-[.C$13]" office:value-type="float" office:value="-60" calcext:value-type="float">
            <text:p>-60</text:p>
          </table:table-cell>
          <table:table-cell table:formula="of:=[.D11]-[.D$13]" office:value-type="float" office:value="-125" calcext:value-type="float">
            <text:p>-125</text:p>
          </table:table-cell>
          <table:table-cell table:formula="of:=[.E11]-[.E$13]" office:value-type="float" office:value="-50" calcext:value-type="float">
            <text:p>-50</text:p>
          </table:table-cell>
          <table:table-cell table:formula="of:=[.F11]-[.F$13]" office:value-type="float" office:value="-50" calcext:value-type="float">
            <text:p>-50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12]-[.B$13]" office:value-type="float" office:value="-50" calcext:value-type="float">
            <text:p>-50</text:p>
          </table:table-cell>
          <table:table-cell table:formula="of:=[.C12]-[.C$13]" office:value-type="float" office:value="-30" calcext:value-type="float">
            <text:p>-30</text:p>
          </table:table-cell>
          <table:table-cell table:formula="of:=[.D12]-[.D$13]" office:value-type="float" office:value="-40" calcext:value-type="float">
            <text:p>-40</text:p>
          </table:table-cell>
          <table:table-cell table:formula="of:=[.E12]-[.E$13]" office:value-type="float" office:value="-20" calcext:value-type="float">
            <text:p>-20</text:p>
          </table:table-cell>
          <table:table-cell table:formula="of:=[.F12]-[.F$13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]-[.B$13]" office:value-type="float" office:value="0" calcext:value-type="float">
            <text:p>0</text:p>
          </table:table-cell>
          <table:table-cell table:formula="of:=[.C13]-[.C$13]" office:value-type="float" office:value="0" calcext:value-type="float">
            <text:p>0</text:p>
          </table:table-cell>
          <table:table-cell table:formula="of:=[.D13]-[.D$13]" office:value-type="float" office:value="0" calcext:value-type="float">
            <text:p>0</text:p>
          </table:table-cell>
          <table:table-cell table:formula="of:=[.E13]-[.E$13]" office:value-type="float" office:value="0" calcext:value-type="float">
            <text:p>0</text:p>
          </table:table-cell>
          <table:table-cell table:formula="of:=[.F13]-[.F$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-[.B$13]" office:value-type="float" office:value="70" calcext:value-type="float">
            <text:p>70</text:p>
          </table:table-cell>
          <table:table-cell table:formula="of:=[.C14]-[.C$13]" office:value-type="float" office:value="90" calcext:value-type="float">
            <text:p>90</text:p>
          </table:table-cell>
          <table:table-cell table:formula="of:=[.D14]-[.D$13]" office:value-type="float" office:value="70" calcext:value-type="float">
            <text:p>70</text:p>
          </table:table-cell>
          <table:table-cell table:formula="of:=[.E14]-[.E$13]" office:value-type="float" office:value="50" calcext:value-type="float">
            <text:p>50</text:p>
          </table:table-cell>
          <table:table-cell table:formula="of:=[.F14]-[.F$13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-[.B$13]" office:value-type="float" office:value="140" calcext:value-type="float">
            <text:p>140</text:p>
          </table:table-cell>
          <table:table-cell table:formula="of:=[.C15]-[.C$13]" office:value-type="float" office:value="140" calcext:value-type="float">
            <text:p>140</text:p>
          </table:table-cell>
          <table:table-cell table:formula="of:=[.D15]-[.D$13]" office:value-type="float" office:value="120" calcext:value-type="float">
            <text:p>120</text:p>
          </table:table-cell>
          <table:table-cell table:formula="of:=[.E15]-[.E$13]" office:value-type="float" office:value="70" calcext:value-type="float">
            <text:p>70</text:p>
          </table:table-cell>
          <table:table-cell table:formula="of:=[.F15]-[.F$13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16]-[.C$13]" office:value-type="float" office:value="190" calcext:value-type="float">
            <text:p>190</text:p>
          </table:table-cell>
          <table:table-cell table:formula="of:=[.D16]-[.D$13]" office:value-type="float" office:value="170" calcext:value-type="float">
            <text:p>170</text:p>
          </table:table-cell>
          <table:table-cell table:formula="of:=[.E16]-[.E$13]" office:value-type="float" office:value="120" calcext:value-type="float">
            <text:p>120</text:p>
          </table:table-cell>
          <table:table-cell table:formula="of:=[.F16]-[.F$13]" office:value-type="float" office:value="100" calcext:value-type="float">
            <text:p>10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lambda</text:p>
          </table:table-cell>
          <table:table-cell table:formula="of:=6400 * 10^-4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</text:p>
          </table:table-cell>
          <table:table-cell table:formula="of:=28" office:value-type="float" office:value="28" calcext:value-type="float">
            <text:p>28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0"/>
          <table:table-cell office:value-type="float" office:value="47.94" calcext:value-type="float">
            <text:p>47.94</text:p>
          </table:table-cell>
          <table:table-cell table:formula="of:=[.$K$34]*[.$K$35]/[.K39]" office:value-type="float" office:value="0.373800584063413" calcext:value-type="float">
            <text:p>0.373800584063413</text:p>
          </table:table-cell>
          <table:table-cell office:value-type="float" office:value="1.057" calcext:value-type="float">
            <text:p>1.057</text:p>
          </table:table-cell>
          <table:table-cell table:formula="of:=[.L39]*[.M39]" office:value-type="float" office:value="0.395107217355027" calcext:value-type="float">
            <text:p>0.395107217355027</text:p>
          </table:table-cell>
          <table:table-cell table:formula="of:=[.N39]*10^6/10^2" office:value-type="float" office:value="3951.07217355027" calcext:value-type="float">
            <text:p>3951.07217355027</text:p>
          </table:table-cell>
        </table:table-row>
        <table:table-row table:style-name="ro1">
          <table:table-cell table:number-columns-repeated="10"/>
          <table:table-cell office:value-type="float" office:value="50.71" calcext:value-type="float">
            <text:p>50.71</text:p>
          </table:table-cell>
          <table:table-cell table:formula="of:=[.$K$34]*[.$K$35]/[.K40]" office:value-type="float" office:value="0.353381975941629" calcext:value-type="float">
            <text:p>0.353381975941629</text:p>
          </table:table-cell>
          <table:table-cell office:value-type="float" office:value="2.065" calcext:value-type="float">
            <text:p>2.065</text:p>
          </table:table-cell>
          <table:table-cell table:formula="of:=[.L40]*[.M40]" office:value-type="float" office:value="0.729733780319464" calcext:value-type="float">
            <text:p>0.729733780319464</text:p>
          </table:table-cell>
          <table:table-cell table:formula="of:=[.N40]*10^6/10^2" office:value-type="float" office:value="7297.33780319464" calcext:value-type="float">
            <text:p>7297.33780319464</text:p>
          </table:table-cell>
        </table:table-row>
        <table:table-row table:style-name="ro1">
          <table:table-cell table:number-columns-repeated="10"/>
          <table:table-cell office:value-type="float" office:value="57.86" calcext:value-type="float">
            <text:p>57.86</text:p>
          </table:table-cell>
          <table:table-cell table:formula="of:=[.$K$34]*[.$K$35]/[.K41]" office:value-type="float" office:value="0.309713100587625" calcext:value-type="float">
            <text:p>0.309713100587625</text:p>
          </table:table-cell>
          <table:table-cell office:value-type="float" office:value="3.052" calcext:value-type="float">
            <text:p>3.052</text:p>
          </table:table-cell>
          <table:table-cell table:formula="of:=[.L41]*[.M41]" office:value-type="float" office:value="0.945244382993433" calcext:value-type="float">
            <text:p>0.945244382993433</text:p>
          </table:table-cell>
          <table:table-cell table:formula="of:=[.N41]*10^6/10^2" office:value-type="float" office:value="9452.44382993433" calcext:value-type="float">
            <text:p>9452.44382993433</text:p>
          </table:table-cell>
        </table:table-row>
        <table:table-row table:style-name="ro1">
          <table:table-cell table:number-columns-repeated="10"/>
          <table:table-cell office:value-type="float" office:value="31.43" calcext:value-type="float">
            <text:p>31.43</text:p>
          </table:table-cell>
          <table:table-cell table:formula="of:=[.$K$34]*[.$K$35]/[.K42]" office:value-type="float" office:value="0.570155902004454" calcext:value-type="float">
            <text:p>0.570155902004454</text:p>
          </table:table-cell>
          <table:table-cell office:value-type="float" office:value="5.02" calcext:value-type="float">
            <text:p>5.02</text:p>
          </table:table-cell>
          <table:table-cell table:formula="of:=[.L42]*[.M42]" office:value-type="float" office:value="2.86218262806236" calcext:value-type="float">
            <text:p>2.86218262806236</text:p>
          </table:table-cell>
          <table:table-cell table:formula="of:=[.N42]*10^6/10^2" office:value-type="float" office:value="28621.8262806236" calcext:value-type="float">
            <text:p>28621.8262806236</text:p>
          </table:table-cell>
        </table:table-row>
        <table:table-row table:style-name="ro1">
          <table:table-cell table:number-columns-repeated="10"/>
          <table:table-cell office:value-type="float" office:value="30.95" calcext:value-type="float">
            <text:p>30.95</text:p>
          </table:table-cell>
          <table:table-cell table:formula="of:=[.$K$34]*[.$K$35]/[.K43]" office:value-type="float" office:value="0.578998384491115" calcext:value-type="float">
            <text:p>0.578998384491115</text:p>
          </table:table-cell>
          <table:table-cell office:value-type="float" office:value="6.56" calcext:value-type="float">
            <text:p>6.56</text:p>
          </table:table-cell>
          <table:table-cell table:formula="of:=[.L43]*[.M43]" office:value-type="float" office:value="3.79822940226171" calcext:value-type="float">
            <text:p>3.79822940226171</text:p>
          </table:table-cell>
          <table:table-cell table:formula="of:=[.N43]*10^6/10^2" office:value-type="float" office:value="37982.2940226171" calcext:value-type="float">
            <text:p>37982.294022617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0"/>
          <table:table-cell table:style-name="ce2" office:value-type="float" office:value="47.94" calcext:value-type="float">
            <text:p>48</text:p>
          </table:table-cell>
          <table:table-cell table:style-name="ce3" office:value-type="float" office:value="0.373800584063413" calcext:value-type="float">
            <text:p>0.3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50.71" calcext:value-type="float">
            <text:p>51</text:p>
          </table:table-cell>
          <table:table-cell table:style-name="ce3" office:value-type="float" office:value="0.353381975941629" calcext:value-type="float">
            <text:p>0.3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57.86" calcext:value-type="float">
            <text:p>58</text:p>
          </table:table-cell>
          <table:table-cell table:style-name="ce3" office:value-type="float" office:value="0.309713100587625" calcext:value-type="float">
            <text:p>0.3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31.43" calcext:value-type="float">
            <text:p>31</text:p>
          </table:table-cell>
          <table:table-cell table:style-name="ce3" office:value-type="float" office:value="0.570155902004454" calcext:value-type="float">
            <text:p>0.5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30.95" calcext:value-type="float">
            <text:p>31</text:p>
          </table:table-cell>
          <table:table-cell table:style-name="ce3" office:value-type="float" office:value="0.578998384491115" calcext:value-type="float">
            <text:p>0.5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formula="of:=AVERAGE([.L39:.L43])" office:value-type="float" office:value="0.437209989417647" calcext:value-type="float">
            <text:p>0.4372099894176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4" number:min-decimal-places="4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5-03-03T20:48:29.513887577</dc:date>
    <meta:editing-duration>P5DT17H11M42S</meta:editing-duration>
    <meta:editing-cycles>13</meta:editing-cycles>
    <meta:document-statistic meta:table-count="1" meta:cell-count="1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  <style:graphic-properties svg:stroke-color="#004586"/>
    </style:style>
    <style:style style:name="ch11" style:family="chart" style:data-style-name="N2">
      <style:chart-properties loext:regression-x-name="m" loext:regression-y-name="Y1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  <style:graphic-properties svg:stroke-color="#7e0021"/>
    </style:style>
    <style:style style:name="ch15" style:family="chart" style:data-style-name="N2">
      <style:chart-properties loext:regression-x-name="m" loext:regression-y-name="Y5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  <style:graphic-properties svg:stroke-color="#ff420e"/>
    </style:style>
    <style:style style:name="ch18" style:family="chart" style:data-style-name="N2">
      <style:chart-properties loext:regression-x-name="m" loext:regression-y-name="Y2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  <style:graphic-properties svg:stroke-color="#ffd320"/>
    </style:style>
    <style:style style:name="ch21" style:family="chart" style:data-style-name="N2">
      <style:chart-properties loext:regression-x-name="m" loext:regression-y-name="Y3"/>
    </style:style>
    <style:style style:name="ch2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0" chart:regression-type="linear"/>
      <style:graphic-properties svg:stroke-color="#579d1c"/>
    </style:style>
    <style:style style:name="ch24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  <style:graphic-properties svg:stroke-color="#579d1c"/>
    </style:style>
    <style:style style:name="ch25" style:family="chart" style:data-style-name="N2">
      <style:chart-properties loext:regression-x-name="m" loext:regression-y-name="Y4"/>
    </style:style>
    <style:style style:name="ch26" style:family="chart">
      <style:chart-properties chart:solid-type="cuboid" chart:symbol-type="named-symbol" chart:symbol-name="arrow-up" chart:symbol-width="0.25cm" chart:symbol-height="0.25cm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column-mapping="0 1 5 2 3 4" chart:style-name="ch1">
        <chart:title svg:x="4.994cm" svg:y="0.469cm" chart:style-name="ch2">
          <text:p>Положения максимумов Yn(m)</text:p>
        </chart:title>
        <chart:plot-area chart:style-name="ch3" table:cell-range-address="'raw data'.A21:'raw data'.F31" svg:x="0.612cm" svg:y="0.093cm" svg:width="14.991cm" svg:height="8.536cm">
          <chart:coordinate-region svg:x="0.758cm" svg:y="0.292cm" svg:width="14.751cm" svg:height="8.138cm"/>
          <chart:axis chart:dimension="x" chart:name="primary-x" chart:style-name="ch4">
            <chart:title svg:x="7.917cm" svg:y="8.431cm" chart:style-name="ch5">
              <text:p>m</text:p>
            </chart:title>
          </chart:axis>
          <chart:axis chart:dimension="y" chart:name="primary-y" chart:style-name="ch6">
            <chart:title svg:x="0cm" svg:y="4.617cm" chart:style-name="ch7">
              <text:p>Yn</text:p>
            </chart:title>
            <chart:grid chart:style-name="ch8" chart:class="major"/>
          </chart:axis>
          <chart:series chart:style-name="ch9" chart:values-cell-range-address="'raw data'.B21:'raw data'.B31" chart:class="chart:scatter">
            <chart:domain table:cell-range-address="'raw data'.A21:'raw data'.A31"/>
            <chart:regression-curve chart:style-name="ch10">
              <chart:equation chart:display-equation="true" chart:display-r-square="false" svg:x="11.651cm" svg:y="4.644cm" chart:style-name="ch11"/>
            </chart:regression-curve>
            <chart:data-point chart:repeated="3"/>
            <chart:data-point chart:style-name="ch12" chart:repeated="2"/>
            <chart:data-point chart:repeated="6"/>
          </chart:series>
          <chart:series chart:style-name="ch13" chart:values-cell-range-address="'raw data'.F21:'raw data'.F31" chart:class="chart:scatter">
            <chart:regression-curve chart:style-name="ch14">
              <chart:equation chart:display-equation="true" chart:display-r-square="false" svg:x="11.652cm" svg:y="7.258cm" chart:style-name="ch15"/>
            </chart:regression-curve>
            <chart:data-point chart:repeated="11"/>
          </chart:series>
          <chart:series chart:style-name="ch16" chart:values-cell-range-address="'raw data'.C21:'raw data'.C31" chart:class="chart:scatter">
            <chart:regression-curve chart:style-name="ch17">
              <chart:equation chart:display-equation="true" chart:display-r-square="false" svg:x="11.652cm" svg:y="5.29cm" chart:style-name="ch18"/>
            </chart:regression-curve>
            <chart:data-point chart:repeated="11"/>
          </chart:series>
          <chart:series chart:style-name="ch19" chart:values-cell-range-address="'raw data'.D21:'raw data'.D31" chart:class="chart:scatter">
            <chart:regression-curve chart:style-name="ch20">
              <chart:equation chart:display-equation="true" chart:display-r-square="false" svg:x="11.652cm" svg:y="5.993cm" chart:style-name="ch21"/>
            </chart:regression-curve>
            <chart:data-point chart:repeated="11"/>
          </chart:series>
          <chart:series chart:style-name="ch22" chart:values-cell-range-address="'raw data'.E21:'raw data'.E31" chart:class="chart:scatter">
            <chart:regression-curve chart:style-name="ch23"/>
            <chart:regression-curve chart:style-name="ch24">
              <chart:equation chart:display-equation="true" chart:display-r-square="false" svg:x="11.651cm" svg:y="6.609cm" chart:style-name="ch25"/>
            </chart:regression-curve>
            <chart:data-point chart:repeated="10"/>
            <chart:data-point chart:style-name="ch2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'raw data'.A21:'raw data'.A31</svg:desc>
                </draw:g>
              </table:table-cell>
              <table:table-cell office:value-type="float" office:value="-310">
                <text:p>-310</text:p>
                <draw:g>
                  <svg:desc>'raw data'.B21:'raw data'.B31</svg:desc>
                </draw:g>
              </table:table-cell>
              <table:table-cell office:value-type="float" office:value="NaN">
                <text:p>NaN</text:p>
                <draw:g>
                  <svg:desc>'raw data'.F21:'raw data'.F31</svg:desc>
                </draw:g>
              </table:table-cell>
              <table:table-cell office:value-type="float" office:value="NaN">
                <text:p>NaN</text:p>
                <draw:g>
                  <svg:desc>'raw data'.C21:'raw data'.C31</svg:desc>
                </draw:g>
              </table:table-cell>
              <table:table-cell office:value-type="float" office:value="NaN">
                <text:p>NaN</text:p>
                <draw:g>
                  <svg:desc>'raw data'.D21:'raw data'.D31</svg:desc>
                </draw:g>
              </table:table-cell>
              <table:table-cell office:value-type="float" office:value="NaN">
                <text:p>NaN</text:p>
                <draw:g>
                  <svg:desc>'raw data'.E21:'raw data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60">
                <text:p>-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208">
                <text:p>-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200">
                <text:p>-200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170">
                <text:p>-170</text:p>
              </table:table-cell>
              <table:table-cell office:value-type="float" office:value="-90">
                <text:p>-90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10">
                <text:p>-110</text:p>
              </table:table-cell>
              <table:table-cell office:value-type="float" office:value="-50">
                <text:p>-50</text:p>
              </table:table-cell>
              <table:table-cell office:value-type="float" office:value="-60">
                <text:p>-60</text:p>
              </table:table-cell>
              <table:table-cell office:value-type="float" office:value="-125">
                <text:p>-12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50">
                <text:p>-50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</style:style>
    <style:style style:name="ch11" style:family="chart" style:data-style-name="N2">
      <style:chart-properties loext:regression-x-name="m" loext:regression-y-name="Y1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2">
      <style:chart-properties loext:regression-x-name="m" loext:regression-y-name="Y5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2">
      <style:chart-properties loext:regression-x-name="m" loext:regression-y-name="Y2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8" style:family="chart" style:data-style-name="N2">
      <style:chart-properties loext:regression-x-name="m" loext:regression-y-name="Y3"/>
    </style:style>
    <style:style style:name="ch1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0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0" chart:regression-type="linear"/>
      <style:graphic-properties svg:stroke-color="#579d1c"/>
    </style:style>
    <style:style style:name="ch21" style:family="chart" style:data-style-name="N2">
      <style:chart-properties loext:regression-x-name="m" loext:regression-y-name="Y4"/>
    </style:style>
    <style:style style:name="ch22" style:family="chart">
      <style:chart-properties chart:solid-type="cuboid" chart:symbol-type="named-symbol" chart:symbol-name="arrow-up" chart:symbol-width="0.25cm" chart:symbol-height="0.25cm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column-mapping="0 1 5 2 3 4" chart:style-name="ch1">
        <chart:title svg:x="4.996cm" svg:y="0.471cm" chart:style-name="ch2">
          <text:p>Положения максимумов Yn(m)</text:p>
        </chart:title>
        <chart:plot-area chart:style-name="ch3" table:cell-range-address="'raw data'.A21:'raw data'.F31" svg:x="0.612cm" svg:y="0.093cm" svg:width="14.991cm" svg:height="8.536cm">
          <chart:coordinate-region svg:x="0.758cm" svg:y="0.292cm" svg:width="14.751cm" svg:height="8.138cm"/>
          <chart:axis chart:dimension="x" chart:name="primary-x" chart:style-name="ch4">
            <chart:title svg:x="7.917cm" svg:y="8.431cm" chart:style-name="ch5">
              <text:p>m</text:p>
            </chart:title>
          </chart:axis>
          <chart:axis chart:dimension="y" chart:name="primary-y" chart:style-name="ch6">
            <chart:title svg:x="0cm" svg:y="4.617cm" chart:style-name="ch7">
              <text:p>Yn</text:p>
            </chart:title>
            <chart:grid chart:style-name="ch8" chart:class="major"/>
          </chart:axis>
          <chart:series chart:style-name="ch9" chart:values-cell-range-address="'raw data'.B21:'raw data'.B31" chart:class="chart:scatter">
            <chart:domain table:cell-range-address="'raw data'.A21:'raw data'.A31"/>
            <chart:regression-curve chart:style-name="ch10">
              <chart:equation chart:display-equation="true" chart:display-r-square="false" svg:x="11.651cm" svg:y="4.644cm" chart:style-name="ch11"/>
            </chart:regression-curve>
            <chart:data-point chart:repeated="3"/>
            <chart:data-point chart:style-name="ch12" chart:repeated="2"/>
            <chart:data-point chart:repeated="6"/>
          </chart:series>
          <chart:series chart:style-name="ch13" chart:values-cell-range-address="'raw data'.F21:'raw data'.F31" chart:class="chart:scatter">
            <chart:regression-curve chart:style-name="ch10">
              <chart:equation chart:display-equation="true" chart:display-r-square="false" svg:x="11.652cm" svg:y="7.258cm" chart:style-name="ch14"/>
            </chart:regression-curve>
            <chart:data-point chart:repeated="11"/>
          </chart:series>
          <chart:series chart:style-name="ch15" chart:values-cell-range-address="'raw data'.C21:'raw data'.C31" chart:class="chart:scatter">
            <chart:regression-curve chart:style-name="ch10">
              <chart:equation chart:display-equation="true" chart:display-r-square="false" svg:x="11.652cm" svg:y="5.29cm" chart:style-name="ch16"/>
            </chart:regression-curve>
            <chart:data-point chart:repeated="11"/>
          </chart:series>
          <chart:series chart:style-name="ch17" chart:values-cell-range-address="'raw data'.D21:'raw data'.D31" chart:class="chart:scatter">
            <chart:regression-curve chart:style-name="ch10">
              <chart:equation chart:display-equation="true" chart:display-r-square="false" svg:x="11.652cm" svg:y="5.993cm" chart:style-name="ch18"/>
            </chart:regression-curve>
            <chart:data-point chart:repeated="11"/>
          </chart:series>
          <chart:series chart:style-name="ch19" chart:values-cell-range-address="'raw data'.E21:'raw data'.E31" chart:class="chart:scatter">
            <chart:regression-curve chart:style-name="ch20"/>
            <chart:regression-curve chart:style-name="ch10">
              <chart:equation chart:display-equation="true" chart:display-r-square="false" svg:x="11.651cm" svg:y="6.609cm" chart:style-name="ch21"/>
            </chart:regression-curve>
            <chart:data-point chart:repeated="10"/>
            <chart:data-point chart:style-name="ch2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'raw data'.A21:'raw data'.A31</svg:desc>
                </draw:g>
              </table:table-cell>
              <table:table-cell office:value-type="float" office:value="-310">
                <text:p>-310</text:p>
                <draw:g>
                  <svg:desc>'raw data'.B21:'raw data'.B31</svg:desc>
                </draw:g>
              </table:table-cell>
              <table:table-cell office:value-type="float" office:value="NaN">
                <text:p>NaN</text:p>
                <draw:g>
                  <svg:desc>'raw data'.F21:'raw data'.F31</svg:desc>
                </draw:g>
              </table:table-cell>
              <table:table-cell office:value-type="float" office:value="NaN">
                <text:p>NaN</text:p>
                <draw:g>
                  <svg:desc>'raw data'.C21:'raw data'.C31</svg:desc>
                </draw:g>
              </table:table-cell>
              <table:table-cell office:value-type="float" office:value="NaN">
                <text:p>NaN</text:p>
                <draw:g>
                  <svg:desc>'raw data'.D21:'raw data'.D31</svg:desc>
                </draw:g>
              </table:table-cell>
              <table:table-cell office:value-type="float" office:value="NaN">
                <text:p>NaN</text:p>
                <draw:g>
                  <svg:desc>'raw data'.E21:'raw data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60">
                <text:p>-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208">
                <text:p>-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200">
                <text:p>-200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170">
                <text:p>-170</text:p>
              </table:table-cell>
              <table:table-cell office:value-type="float" office:value="-90">
                <text:p>-90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10">
                <text:p>-110</text:p>
              </table:table-cell>
              <table:table-cell office:value-type="float" office:value="-50">
                <text:p>-50</text:p>
              </table:table-cell>
              <table:table-cell office:value-type="float" office:value="-60">
                <text:p>-60</text:p>
              </table:table-cell>
              <table:table-cell office:value-type="float" office:value="-125">
                <text:p>-12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50">
                <text:p>-50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scatter" chart:column-mapping="1 0" chart:style-name="ch1">
        <chart:title svg:x="6.009cm" svg:y="0.315cm" chart:style-name="ch2">
          <text:p>наклон от частоты</text:p>
        </chart:title>
        <chart:plot-area chart:style-name="ch3" table:cell-range-address="'raw data'.M39:'raw data'.M43 'raw data'.K39:'raw data'.K43" svg:x="1.33cm" svg:y="1.273cm" svg:width="14.346cm" svg:height="6.558cm">
          <chart:coordinate-region svg:x="1.951cm" svg:y="1.472cm" svg:width="13.631cm" svg:height="5.712cm"/>
          <chart:axis chart:dimension="x" chart:name="primary-x" chart:style-name="ch4">
            <chart:title svg:x="7.983cm" svg:y="8.01cm" chart:style-name="ch5">
              <text:p>ν, МГц</text:p>
            </chart:title>
          </chart:axis>
          <chart:axis chart:dimension="y" chart:name="primary-y" chart:style-name="ch6">
            <chart:title svg:x="0.451cm" svg:y="5.059cm" chart:style-name="ch7">
              <text:p>α, мкм</text:p>
            </chart:title>
            <chart:grid chart:style-name="ch8" chart:class="major"/>
          </chart:axis>
          <chart:series chart:style-name="ch9" chart:values-cell-range-address="'raw data'.K39:'raw data'.K43" chart:class="chart:scatter">
            <chart:domain table:cell-range-address="'raw data'.M39:'raw data'.M4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7">
                <text:p>1.057</text:p>
                <draw:g>
                  <svg:desc>'raw data'.M39:'raw data'.M43</svg:desc>
                </draw:g>
              </table:table-cell>
              <table:table-cell office:value-type="float" office:value="47.94">
                <text:p>47.94</text:p>
                <draw:g>
                  <svg:desc>'raw data'.K39:'raw data'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5">
                <text:p>2.065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52">
                <text:p>3.052</text:p>
              </table:table-cell>
              <table:table-cell office:value-type="float" office:value="57.86">
                <text:p>5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2">
                <text:p>5.02</text:p>
              </table:table-cell>
              <table:table-cell office:value-type="float" office:value="31.43">
                <text:p>31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6">
                <text:p>6.56</text:p>
              </table:table-cell>
              <table:table-cell office:value-type="float" office:value="30.95">
                <text:p>30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